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0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C++" table:style-name="ta1">
        <table:shapes>
          <draw:frame draw:z-index="0" draw:style-name="gr1" svg:width="8.2866in" svg:height="3.9429in" svg:x="0.6307in" svg:y="2.7606in">
            <draw:object draw:notify-on-update-of-ranges="'C++'.B8:'C++'.B11 'C++'.D7:'C++'.D7 'C++'.D8:'C++'.D11 'C++'.E7:'C++'.E7 'C++'.E8:'C++'.E11 'C++'.F7:'C++'.F7 'C++'.F8:'C++'.F11 'C++'.G7:'C++'.G7 'C++'.G8:'C++'.G11 'C++'.H7:'C++'.H7 'C++'.H8:'C++'.H11 'C++'.I7:'C++'.I7 'C++'.I8:'C++'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7"/>
        <table:table-column table:style-name="co3" table:default-cell-style-name="ce7"/>
        <table:table-column table:style-name="co7" table:default-cell-style-name="ce7"/>
        <table:table-column table:style-name="co7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office:value-type="string">
            <text:p>Charles Blum</text:p>
          </table:table-cell>
          <table:table-cell table:style-name="ce10" office:value-type="string" table:number-columns-spanned="3" table:number-rows-spanned="3">
            <text:p>*NOTE: I ran the timings on my laptop which is a VM with 2 dedicated processors and 1.5GB dedicated RAM</text:p>
          </table:table-cell>
          <table:covered-table-cell table:number-columns-repeated="2" table:style-name="Default"/>
          <table:table-cell/>
          <table:table-cell office:value-type="string">
            <text:p>*NOTE: Each Language has its own sheet</text:p>
          </table:table-cell>
          <table:table-cell table:number-columns-repeated="1018"/>
        </table:table-row>
        <table:table-row table:style-name="ro3">
          <table:table-cell office:value-type="string">
            <text:p>CS 214</text:p>
          </table:table-cell>
          <table:covered-table-cell table:number-columns-repeated="3" table:style-name="Default"/>
          <table:table-cell table:number-columns-repeated="1020"/>
        </table:table-row>
        <table:table-row table:style-name="ro3">
          <table:table-cell table:style-name="ce5" office:value-type="date" office:date-value="2014-04-29">
            <text:p>04/29/14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6" office:value-type="string">
            <text:p>Input File</text:p>
          </table:table-cell>
          <table:table-cell table:style-name="ce6" office:value-type="string">
            <text:p>Array Size</text:p>
          </table:table-cell>
          <table:table-cell table:style-name="ce6" office:value-type="string">
            <text:p>Sum</text:p>
          </table:table-cell>
          <table:table-cell table:style-name="ce6" office:value-type="string">
            <text:p>C++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table:number-columns-repeated="1015"/>
        </table:table-row>
        <table:table-row table:style-name="ro3">
          <table:table-cell table:style-name="ce7" office:value-type="string">
            <text:p>1000numbers.txt</text:p>
          </table:table-cell>
          <table:table-cell office:value-type="float" office:value="1000">
            <text:p>1000</text:p>
          </table:table-cell>
          <table:table-cell office:value-type="float" office:value="523028">
            <text:p>523028</text:p>
          </table:table-cell>
          <table:table-cell office:value-type="float" office:value="0.000012571">
            <text:p>0.000012571</text:p>
          </table:table-cell>
          <table:table-cell table:style-name="ce7" office:value-type="float" office:value="0.000026819">
            <text:p>0.000026819</text:p>
          </table:table-cell>
          <table:table-cell table:style-name="ce7" office:value-type="float" office:value="0.000199187">
            <text:p>0.000199187</text:p>
          </table:table-cell>
          <table:table-cell table:style-name="ce7" office:value-type="float" office:value="0.000310654">
            <text:p>0.000310654</text:p>
          </table:table-cell>
          <table:table-cell table:style-name="ce7" office:value-type="float" office:value="0.000521854">
            <text:p>0.000521854</text:p>
          </table:table-cell>
          <table:table-cell table:style-name="ce7" office:value-type="float" office:value="0.000595047">
            <text:p>0.000595047</text:p>
          </table:table-cell>
          <table:table-cell table:style-name="ce7" table:number-columns-repeated="1015"/>
        </table:table-row>
        <table:table-row table:style-name="ro3">
          <table:table-cell table:style-name="ce7" office:value-type="string">
            <text:p>10000numbers.txt</text:p>
          </table:table-cell>
          <table:table-cell office:value-type="float" office:value="10000">
            <text:p>10000</text:p>
          </table:table-cell>
          <table:table-cell office:value-type="float" office:value="5066337">
            <text:p>5066337</text:p>
          </table:table-cell>
          <table:table-cell office:value-type="float" office:value="0.000096102">
            <text:p>0.000096102</text:p>
          </table:table-cell>
          <table:table-cell table:style-name="ce7" office:value-type="float" office:value="0.000071238">
            <text:p>0.000071238</text:p>
          </table:table-cell>
          <table:table-cell table:style-name="ce7" office:value-type="float" office:value="0.000218743">
            <text:p>0.000218743</text:p>
          </table:table-cell>
          <table:table-cell table:style-name="ce7" office:value-type="float" office:value="0.000375466">
            <text:p>0.000375466</text:p>
          </table:table-cell>
          <table:table-cell table:style-name="ce7" office:value-type="float" office:value="0.000583874">
            <text:p>0.000583874</text:p>
          </table:table-cell>
          <table:table-cell table:style-name="ce7" office:value-type="float" office:value="0.000612927">
            <text:p>0.000612927</text:p>
          </table:table-cell>
          <table:table-cell table:style-name="ce7" table:number-columns-repeated="1015"/>
        </table:table-row>
        <table:table-row table:style-name="ro3">
          <table:table-cell table:style-name="ce7" office:value-type="string">
            <text:p>100000numbers.txt</text:p>
          </table:table-cell>
          <table:table-cell office:value-type="float" office:value="100000">
            <text:p>100000</text:p>
          </table:table-cell>
          <table:table-cell office:value-type="float" office:value="50074388">
            <text:p>50074388</text:p>
          </table:table-cell>
          <table:table-cell office:value-type="float" office:value="0.000698692">
            <text:p>0.000698692</text:p>
          </table:table-cell>
          <table:table-cell table:style-name="ce7" office:value-type="float" office:value="0.000538057">
            <text:p>0.000538057</text:p>
          </table:table-cell>
          <table:table-cell table:style-name="ce7" office:value-type="float" office:value="0.000477714">
            <text:p>0.000477714</text:p>
          </table:table-cell>
          <table:table-cell table:style-name="ce7" office:value-type="float" office:value="0.000709867">
            <text:p>0.000709867</text:p>
          </table:table-cell>
          <table:table-cell table:style-name="ce7" office:value-type="float" office:value="0.001018006">
            <text:p>0.001018006</text:p>
          </table:table-cell>
          <table:table-cell table:style-name="ce7" office:value-type="float" office:value="0.001451302">
            <text:p>0.001451302</text:p>
          </table:table-cell>
          <table:table-cell table:style-name="ce7" table:number-columns-repeated="1015"/>
        </table:table-row>
        <table:table-row table:style-name="ro3">
          <table:table-cell table:style-name="ce7" office:value-type="string">
            <text:p>1000000numbers.txt</text:p>
          </table:table-cell>
          <table:table-cell office:value-type="float" office:value="1000000">
            <text:p>1000000</text:p>
          </table:table-cell>
          <table:table-cell office:value-type="float" office:value="500869305">
            <text:p>500869305</text:p>
          </table:table-cell>
          <table:table-cell office:value-type="float" office:value="0.007887315">
            <text:p>0.007887315</text:p>
          </table:table-cell>
          <table:table-cell table:style-name="ce7" office:value-type="float" office:value="0.005458515">
            <text:p>0.005458515</text:p>
          </table:table-cell>
          <table:table-cell table:style-name="ce7" office:value-type="float" office:value="0.002734146">
            <text:p>0.002734146</text:p>
          </table:table-cell>
          <table:table-cell table:style-name="ce7" office:value-type="float" office:value="0.003959163">
            <text:p>0.003959163</text:p>
          </table:table-cell>
          <table:table-cell table:style-name="ce7" office:value-type="float" office:value="0.003117994">
            <text:p>0.003117994</text:p>
          </table:table-cell>
          <table:table-cell table:style-name="ce7" office:value-type="float" office:value="0.003366349">
            <text:p>0.003366349</text:p>
          </table:table-cell>
          <table:table-cell table:style-name="ce7" table:number-columns-repeated="1015"/>
        </table:table-row>
        <table:table-row table:style-name="ro3">
          <table:table-cell table:style-name="ce7"/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8" office:value-type="string">
            <text:p>C++ 1.</text:p>
          </table:table-cell>
          <table:table-cell table:style-name="ce10" office:value-type="string" table:number-columns-spanned="8" table:number-rows-spanned="1">
            <text:p>Typically it is slightly fester (not in the case of 1000 numbers).</text:p>
          </table:table-cell>
          <table:covered-table-cell table:number-columns-repeated="3" table:style-name="ce11"/>
          <table:covered-table-cell table:number-columns-repeated="4" table:style-name="ce13"/>
          <table:table-cell table:number-columns-repeated="1015"/>
        </table:table-row>
        <table:table-row table:style-name="ro4">
          <table:table-cell table:style-name="ce8" office:value-type="string">
            <text:p>C++ 2.</text:p>
          </table:table-cell>
          <table:table-cell table:style-name="ce10" office:value-type="string" table:number-columns-spanned="8" table:number-rows-spanned="1">
            <text:p>The times (should) decrease as threads are added. <text:s/>They do but fall off after 2 <text:s/>threads.</text:p>
          </table:table-cell>
          <table:covered-table-cell table:number-columns-repeated="7" table:style-name="ce12"/>
          <table:table-cell table:number-columns-repeated="1015"/>
        </table:table-row>
        <table:table-row table:style-name="ro5">
          <table:table-cell table:style-name="ce8" office:value-type="string">
            <text:p>C++ 3.</text:p>
          </table:table-cell>
          <table:table-cell table:style-name="ce10" office:value-type="string" table:number-columns-spanned="8" table:number-rows-spanned="1">
            <text:p>The circumstances where increases threads decreases the time is the limit of the cores of the CPU(s). <text:s/>It is noteworthy that even as threads increase past the number of cores the time is still less because of the log2 adding of partial sums.</text:p>
          </table:table-cell>
          <table:covered-table-cell table:number-columns-repeated="7" table:style-name="ce12"/>
          <table:table-cell table:number-columns-repeated="1015"/>
        </table:table-row>
      </table:table>
      <table:table table:name="Ada" table:style-name="ta1">
        <table:table-column table:style-name="co6" table:default-cell-style-name="ce7"/>
        <table:table-column table:style-name="co3" table:number-columns-repeated="2" table:default-cell-style-name="ce7"/>
        <table:table-column table:style-name="co3" table:number-columns-repeated="6" table:default-cell-style-name="ce14"/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6" office:value-type="string">
            <text:p>Input File</text:p>
          </table:table-cell>
          <table:table-cell table:style-name="ce6" office:value-type="string">
            <text:p>Array Size</text:p>
          </table:table-cell>
          <table:table-cell table:style-name="ce6" office:value-type="string">
            <text:p>Sum</text:p>
          </table:table-cell>
          <table:table-cell table:style-name="ce6" office:value-type="string">
            <text:p>Ada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</table:table-row>
        <table:table-row table:style-name="ro3">
          <table:table-cell office:value-type="string">
            <text:p>1000numbers.txt</text:p>
          </table:table-cell>
          <table:table-cell office:value-type="float" office:value="1000">
            <text:p>1000</text:p>
          </table:table-cell>
          <table:table-cell office:value-type="float" office:value="523028">
            <text:p>523028</text:p>
          </table:table-cell>
          <table:table-cell table:number-columns-repeated="6"/>
        </table:table-row>
        <table:table-row table:style-name="ro3">
          <table:table-cell office:value-type="string">
            <text:p>10000numbers.txt</text:p>
          </table:table-cell>
          <table:table-cell office:value-type="float" office:value="10000">
            <text:p>10000</text:p>
          </table:table-cell>
          <table:table-cell office:value-type="float" office:value="5066337">
            <text:p>5066337</text:p>
          </table:table-cell>
          <table:table-cell table:number-columns-repeated="6"/>
        </table:table-row>
        <table:table-row table:style-name="ro3">
          <table:table-cell office:value-type="string">
            <text:p>100000numbers.txt</text:p>
          </table:table-cell>
          <table:table-cell office:value-type="float" office:value="100000">
            <text:p>100000</text:p>
          </table:table-cell>
          <table:table-cell office:value-type="float" office:value="50074388">
            <text:p>50074388</text:p>
          </table:table-cell>
          <table:table-cell table:number-columns-repeated="6"/>
        </table:table-row>
        <table:table-row table:style-name="ro3">
          <table:table-cell office:value-type="string">
            <text:p>1000000numbers.txt</text:p>
          </table:table-cell>
          <table:table-cell office:value-type="float" office:value="1000000">
            <text:p>1000000</text:p>
          </table:table-cell>
          <table:table-cell office:value-type="float" office:value="500869305">
            <text:p>500869305</text:p>
          </table:table-cell>
          <table:table-cell table:number-columns-repeated="6"/>
        </table:table-row>
      </table:table>
      <table:table table:name="Ruby" table:style-name="ta1">
        <table:table-column table:style-name="co6" table:default-cell-style-name="ce3"/>
        <table:table-column table:style-name="co3" table:number-columns-repeated="2" table:default-cell-style-name="ce3"/>
        <table:table-column table:style-name="co3" table:number-columns-repeated="6" table:default-cell-style-name="ce9"/>
        <table:table-row table:style-name="ro2" table:number-rows-repeated="2">
          <table:table-cell table:style-name="Default" table:number-columns-repeated="9"/>
        </table:table-row>
        <table:table-row table:style-name="ro3">
          <table:table-cell table:style-name="ce2" office:value-type="string">
            <text:p>Input File</text:p>
          </table:table-cell>
          <table:table-cell table:style-name="ce2" office:value-type="string">
            <text:p>Array Size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Rub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3">
          <table:table-cell office:value-type="string">
            <text:p>1000numbers.txt</text:p>
          </table:table-cell>
          <table:table-cell office:value-type="float" office:value="1000">
            <text:p>1000</text:p>
          </table:table-cell>
          <table:table-cell office:value-type="float" office:value="523028">
            <text:p>523028</text:p>
          </table:table-cell>
          <table:table-cell office:value-type="float" office:value="0.000251">
            <text:p>0.000251</text:p>
          </table:table-cell>
          <table:table-cell table:number-columns-repeated="5"/>
        </table:table-row>
        <table:table-row table:style-name="ro3">
          <table:table-cell office:value-type="string">
            <text:p>10000numbers.txt</text:p>
          </table:table-cell>
          <table:table-cell office:value-type="float" office:value="10000">
            <text:p>10000</text:p>
          </table:table-cell>
          <table:table-cell office:value-type="float" office:value="5066337">
            <text:p>5066337</text:p>
          </table:table-cell>
          <table:table-cell office:value-type="float" office:value="0.002951">
            <text:p>0.002951</text:p>
          </table:table-cell>
          <table:table-cell table:number-columns-repeated="5"/>
        </table:table-row>
        <table:table-row table:style-name="ro3">
          <table:table-cell office:value-type="string">
            <text:p>100000numbers.txt</text:p>
          </table:table-cell>
          <table:table-cell office:value-type="float" office:value="100000">
            <text:p>100000</text:p>
          </table:table-cell>
          <table:table-cell office:value-type="float" office:value="50074388">
            <text:p>50074388</text:p>
          </table:table-cell>
          <table:table-cell office:value-type="float" office:value="0.02056">
            <text:p>0.020560</text:p>
          </table:table-cell>
          <table:table-cell table:number-columns-repeated="5"/>
        </table:table-row>
        <table:table-row table:style-name="ro3">
          <table:table-cell office:value-type="string">
            <text:p>1000000numbers.txt</text:p>
          </table:table-cell>
          <table:table-cell office:value-type="float" office:value="1000000">
            <text:p>1000000</text:p>
          </table:table-cell>
          <table:table-cell office:value-type="float" office:value="500869305">
            <text:p>500869305</text:p>
          </table:table-cell>
          <table:table-cell office:value-type="float" office:value="0.21025">
            <text:p>0.2102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Blum</meta:initial-creator>
    <meta:creation-date>2014-04-29T21:23:50</meta:creation-date>
    <meta:generator>LibreOffice/3.5$Linux_X86_64 LibreOffice_project/350m1$Build-2</meta:generator>
    <dc:date>2014-04-30T12:59:23</dc:date>
    <dc:creator>Charles Blum</dc:creator>
    <meta:editing-duration>PT46M16S</meta:editing-duration>
    <meta:editing-cycles>24</meta:editing-cycles>
    <meta:document-statistic meta:table-count="3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49cm" svg:height="10.016cm" xlink:href=".." xlink:type="simple" chart:class="chart:bar" chart:style-name="ch1">
        <chart:title svg:x="7.319cm" svg:y="0.336cm" chart:style-name="ch2">
          <text:p>Time to Sum an Array of size N</text:p>
        </chart:title>
        <chart:legend chart:legend-position="end" svg:x="19.633cm" svg:y="3.464cm" style:legend-expansion="high" chart:style-name="ch3"/>
        <chart:plot-area chart:style-name="ch4" table:cell-range-address="'C++'.B8:'C++'.B11 'C++'.D7:'C++'.I11" chart:data-source-has-labels="both" svg:x="1.431cm" svg:y="1.715cm" svg:width="17.362cm" svg:height="7.12cm">
          <chartooo:coordinate-region svg:x="2.978cm" svg:y="1.715cm" svg:width="15.39cm" svg:height="6.473cm"/>
          <chart:axis chart:dimension="x" chart:name="primary-x" chart:style-name="ch5" chartooo:axis-type="auto">
            <chartooo:date-scale/>
            <chart:title svg:x="0.451cm" svg:y="5.967cm" chart:style-name="ch6">
              <text:p>Seconds</text:p>
            </chart:title>
            <chart:categories table:cell-range-address="'C++'.B8:'C++'.B11"/>
          </chart:axis>
          <chart:axis chart:dimension="y" chart:name="primary-y" chart:style-name="ch7">
            <chart:title svg:x="9.314cm" svg:y="9.035cm" chart:style-name="ch8">
              <text:p>Array Size</text:p>
            </chart:title>
            <chart:grid chart:style-name="ch9" chart:class="major"/>
          </chart:axis>
          <chart:series chart:style-name="ch10" chart:values-cell-range-address="'C++'.D8:'C++'.D11" chart:label-cell-address="'C++'.D7:'C++'.D7" chart:class="chart:bar">
            <chart:data-point chart:repeated="4"/>
          </chart:series>
          <chart:series chart:style-name="ch11" chart:values-cell-range-address="'C++'.E8:'C++'.E11" chart:label-cell-address="'C++'.E7:'C++'.E7" chart:class="chart:bar">
            <chart:data-point chart:repeated="4"/>
          </chart:series>
          <chart:series chart:style-name="ch12" chart:values-cell-range-address="'C++'.F8:'C++'.F11" chart:label-cell-address="'C++'.F7:'C++'.F7" chart:class="chart:bar">
            <chart:data-point chart:repeated="4"/>
          </chart:series>
          <chart:series chart:style-name="ch13" chart:values-cell-range-address="'C++'.G8:'C++'.G11" chart:label-cell-address="'C++'.G7:'C++'.G7" chart:class="chart:bar">
            <chart:data-point chart:repeated="4"/>
          </chart:series>
          <chart:series chart:style-name="ch14" chart:values-cell-range-address="'C++'.H8:'C++'.H11" chart:label-cell-address="'C++'.H7:'C++'.H7" chart:class="chart:bar">
            <chart:data-point chart:repeated="4"/>
          </chart:series>
          <chart:series chart:style-name="ch15" chart:values-cell-range-address="'C++'.I8:'C++'.I11" chart:label-cell-address="'C++'.I7:'C++'.I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C++'.D7:'C++'.D7</svg:desc>
                </draw:g>
              </table:table-cell>
              <table:table-cell office:value-type="string">
                <text:p>1</text:p>
                <draw:g>
                  <svg:desc>'C++'.E7:'C++'.E7</svg:desc>
                </draw:g>
              </table:table-cell>
              <table:table-cell office:value-type="string">
                <text:p>2</text:p>
                <draw:g>
                  <svg:desc>'C++'.F7:'C++'.F7</svg:desc>
                </draw:g>
              </table:table-cell>
              <table:table-cell office:value-type="string">
                <text:p>4</text:p>
                <draw:g>
                  <svg:desc>'C++'.G7:'C++'.G7</svg:desc>
                </draw:g>
              </table:table-cell>
              <table:table-cell office:value-type="string">
                <text:p>8</text:p>
                <draw:g>
                  <svg:desc>'C++'.H7:'C++'.H7</svg:desc>
                </draw:g>
              </table:table-cell>
              <table:table-cell office:value-type="string">
                <text:p>9</text:p>
                <draw:g>
                  <svg:desc>'C++'.I7:'C++'.I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++'.B8:'C++'.B11</svg:desc>
                </draw:g>
              </table:table-cell>
              <table:table-cell office:value-type="float" office:value="0.000012571">
                <text:p>0.000012571</text:p>
                <draw:g>
                  <svg:desc>'C++'.D8:'C++'.D11</svg:desc>
                </draw:g>
              </table:table-cell>
              <table:table-cell office:value-type="float" office:value="0.000026819">
                <text:p>0.000026819</text:p>
                <draw:g>
                  <svg:desc>'C++'.E8:'C++'.E11</svg:desc>
                </draw:g>
              </table:table-cell>
              <table:table-cell office:value-type="float" office:value="0.000199187">
                <text:p>0.000199187</text:p>
                <draw:g>
                  <svg:desc>'C++'.F8:'C++'.F11</svg:desc>
                </draw:g>
              </table:table-cell>
              <table:table-cell office:value-type="float" office:value="0.000310654">
                <text:p>0.000310654</text:p>
                <draw:g>
                  <svg:desc>'C++'.G8:'C++'.G11</svg:desc>
                </draw:g>
              </table:table-cell>
              <table:table-cell office:value-type="float" office:value="0.000521854">
                <text:p>0.000521854</text:p>
                <draw:g>
                  <svg:desc>'C++'.H8:'C++'.H11</svg:desc>
                </draw:g>
              </table:table-cell>
              <table:table-cell office:value-type="float" office:value="0.000595047">
                <text:p>0.000595047</text:p>
                <draw:g>
                  <svg:desc>'C++'.I8:'C++'.I1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96102">
                <text:p>0.000096102</text:p>
              </table:table-cell>
              <table:table-cell office:value-type="float" office:value="0.000071238">
                <text:p>0.000071238</text:p>
              </table:table-cell>
              <table:table-cell office:value-type="float" office:value="0.000218743">
                <text:p>0.000218743</text:p>
              </table:table-cell>
              <table:table-cell office:value-type="float" office:value="0.000375466">
                <text:p>0.000375466</text:p>
              </table:table-cell>
              <table:table-cell office:value-type="float" office:value="0.000583874">
                <text:p>0.000583874</text:p>
              </table:table-cell>
              <table:table-cell office:value-type="float" office:value="0.000612927">
                <text:p>0.0006129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698692">
                <text:p>0.000698692</text:p>
              </table:table-cell>
              <table:table-cell office:value-type="float" office:value="0.000538057">
                <text:p>0.000538057</text:p>
              </table:table-cell>
              <table:table-cell office:value-type="float" office:value="0.000477714">
                <text:p>0.000477714</text:p>
              </table:table-cell>
              <table:table-cell office:value-type="float" office:value="0.000709867">
                <text:p>0.000709867</text:p>
              </table:table-cell>
              <table:table-cell office:value-type="float" office:value="0.001018006">
                <text:p>0.001018006</text:p>
              </table:table-cell>
              <table:table-cell office:value-type="float" office:value="0.001451302">
                <text:p>0.0014513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7887315">
                <text:p>0.007887315</text:p>
              </table:table-cell>
              <table:table-cell office:value-type="float" office:value="0.005458515">
                <text:p>0.005458515</text:p>
              </table:table-cell>
              <table:table-cell office:value-type="float" office:value="0.002734146">
                <text:p>0.002734146</text:p>
              </table:table-cell>
              <table:table-cell office:value-type="float" office:value="0.003959163">
                <text:p>0.003959163</text:p>
              </table:table-cell>
              <table:table-cell office:value-type="float" office:value="0.003117994">
                <text:p>0.003117994</text:p>
              </table:table-cell>
              <table:table-cell office:value-type="float" office:value="0.003366349">
                <text:p>0.003366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